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RNELIUS, RELIGIOUS SINNER IN CAESAREA (10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RNELIUS, RELIGIOUS SINNER IN CAESAREA (10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veneration for God (1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isitation from God (10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visitation from God (10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essenger (10:3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essage (10:5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RNELIUS, RELIGIOUS SINNER IN CAESAREA (10:1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veneration for God (10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visitation from God (10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ACTS 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CORNELIUS, RELIGIOUS SINNER IN CAESAREA (10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ETER, RELUCTANT SOULWINNER IN JOPPA (10:9-2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PETER, RELUCTANT SOULWINNER IN JOPPA (10:9-23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three visions upstairs (10:9-17a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three visions upstairs (10:9-17a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tents (10:9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mmand (10:13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ommand (10:13-16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od's order (10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eter's objection (10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od's overrule (10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ree visions upstairs (10:9-17a):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tents (10:9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and (10:13-1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onfusion (10:17a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ETER, RELUCTANT SOULWINNER IN JOPPA (10:9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three visions upstairs (10:9-17a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three visitors downstairs (10:17b-2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ACTS 10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CORNELIUS, RELIGIOUS SINNER IN CAESAREA (10:1-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ETER, RELUCTANT SOULWINNER IN JOPPA (10:9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ORNELIUS AND PETER, REDEEMED SAINTS IN CHRIST (10:24-4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CORNELIUS AND PETER, REDEEMED SAINTS IN CHRIST (10:24-48)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he conversation with Cornelius (10:24-35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conversation with Cornelius (10:24-35)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ception (10:24-2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view (10:27-3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alization (10:34-3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CORNELIUS AND PETER, REDEEMED SAINTS IN CHRIST (10:24-48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conversation with Cornelius (10:24-3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larification to Cornelius (10:36-4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larification to Cornelius (10:36-43):<text:s text:c="1"/></text:span><text:span text:style-name="a639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talks about the message of the gospel (10:36-37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talks about the Messiah of the gospel (10:38, 43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talks about the ministers of the gospel (10:39-4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CORNELIUS AND PETER, REDEEMED SAINTS IN CHRIST (10:24-48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conversation with Cornelius (10:24-35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larification to Cornelius (10:36-4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onversion of Cornelius (10:44-4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onversion of Cornelius (10:44-4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heavenly baptizer (10:44-45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arthly baptizer (10:46-4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CORNELIUS AND PETER, REDEEMED SAINTS IN CHRIST (10:24-4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versation with Cornelius (10:24-3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larification to Cornelius (10:36-4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version of Cornelius (10:44-4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CTS 10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CORNELIUS, RELIGIOUS SINNER IN CAESAREA (10:1-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PETER, RELUCTANT SOULWINNER IN JOPPA (10:9-2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ORNELIUS AND PETER, REDEEMED SAINTS IN CHRIST (10:24-48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0 </dc:title>
    <meta:initial-creator>David STRICKLAND</meta:initial-creator>
    <dc:creator>David STRICKLAND</dc:creator>
    <meta:creation-date>2020-02-22T19:25:48Z</meta:creation-date>
    <dc:date>2020-02-22T19:25:48Z</dc:date>
    <meta:template xlink:href="BibleStudy" xlink:type="simple"/>
    <meta:editing-cycles>1</meta:editing-cycles>
    <meta:editing-duration>PT0S</meta:editing-duration>
    <meta:document-statistic meta:paragraph-count="62" meta:word-count="485"/>
  </office:meta>
</office:document-meta>
</file>